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</text:p>
      <text:p text:style-name="P1"/>
      <text:p text:style-name="P1">RILEVAZIONE DATI</text:p>
      <text:p text:style-name="Standard"/>
      <text:list xml:id="list4709158610200232659" text:style-name="L2">
        <text:list-item>
          <text:p text:style-name="P4">In <text:s/>quanto SENSORE DI TEMPERATURA voglio misurare la temperatura perchè voglio rilevare i dati di temperatura.<text:line-break/></text:p>
        </text:list-item>
      </text:list>
      <text:list xml:id="list581961632979353183" text:style-name="L1">
        <text:list-item>
          <text:p text:style-name="P3">In quanto SENSORE DI UMIDITA' voglio misurare l'umidità perchè voglio rilevare i dati di umidità.</text:p>
        </text:list-item>
        <text:list-item>
          <text:p text:style-name="P3">In quanto SENSORE DI INQUINAMENTO voglio misurare l'inquinamento perchè voglio rilevare i dati dell'inquinamento (quantità di CO nell'aria).</text:p>
        </text:list-item>
        <text:list-item>
          <text:p text:style-name="P3">In quanto SENSORE DI IONIZZAZIONE voglio misurare la ionizzazione perchè voglio rilevare i dati della ionizzazione.</text:p>
        </text:list-item>
        <text:list-item>
          <text:p text:style-name="P3">In quanto SENSORE DELLA PRESSIONE voglio misurare la pressione atmosferica perchè voglio rilevare i dati della pressione.</text:p>
        </text:list-item>
        <text:list-item>
          <text:p text:style-name="P3">In quanto FOTO/VIDEOCAMERA voglio scattare delle foto ogni 2 minuti perchè voglio creare un time lapse.</text:p>
        </text:list-item>
      </text:list>
      <text:p text:style-name="P5"/>
      <text:p text:style-name="P1">ALERT</text:p>
      <text:list xml:id="list4030066628839498486" text:style-name="L3">
        <text:list-item>
          <text:p text:style-name="P8"><text:span text:style-name="T1">?</text:span><text:span text:style-name="T2"> In quanto SENSORE DI TEMPERATURA voglio analizzare i dati perchè voglio dare l'allarme in caso di calura.</text:span></text:p>
        </text:list-item>
        <text:list-item>
          <text:p text:style-name="P8"><text:span text:style-name="T2">In quanto SENSORE DI IONIZZAZIONE voglio analizzare i dati perchè voglio dare l'allarme in caso di alta probabilità di fulmini.</text:span></text:p>
        </text:list-item>
        <text:list-item>
          <text:p text:style-name="P8"><text:span text:style-name="T1">?</text:span><text:span text:style-name="T2"> In quanto SENSORE DI INQUINAMENTO voglio analizzare i dati perchè voglio dare l'allarme in caso di inquinamento atmosferico particolarmente alto.</text:span></text:p>
        </text:list-item>
      </text:list>
      <text:p text:style-name="P7"><text:span text:style-name="T2"/></text:p>
      <text:p text:style-name="P1">COSTRUZIONE GRAFICO</text:p>
      <text:list xml:id="list2750150784044489949" text:style-name="L4">
        <text:list-item>
          <text:p text:style-name="P6">In quanto UTENTE voglio visualizzare i dati rilevati dal sensore della TEMPERATURA in forma grafica.</text:p>
        </text:list-item>
        <text:list-item>
          <text:p text:style-name="P6">In quanto UTENTE voglio visualizzare i dati rilevati dal sensore dell'UMIDITÀ in forma grafica.</text:p>
        </text:list-item>
        <text:list-item>
          <text:p text:style-name="P6">In quanto UTENTE voglio visualizzare i dati rilevati dal sensore dell'INQUINAMENTO in forma grafica.</text:p>
        </text:list-item>
        <text:list-item>
          <text:p text:style-name="P6">In quanto UTENTE voglio visualizzare i dati rilevati dal sensore della IONIZZAZIONE in forma grafica.</text:p>
        </text:list-item>
        <text:list-item>
          <text:p text:style-name="P6">In quanto UTENTE voglio visualizzare i dati rilevati dal sensore della PRESSIONE in forma grafica.</text:p>
        </text:list-item>
        <text:list-item>
          <text:p text:style-name="P6">In quanto UTENTE voglio visualizzare i dati rilevati dal sensore della PRESSIONE in forma graf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w </meta:initial-creator>
    <meta:creation-date>2013-05-31T15:29:11.54</meta:creation-date>
    <meta:generator>OpenOffice.org/3.4.1$Win32 OpenOffice.org_project/341m1$Build-9593</meta:generator>
    <dc:date>2013-05-31T17:07:34.36</dc:date>
    <dc:creator>Mattew </dc:creator>
    <meta:editing-duration>PT51M48S</meta:editing-duration>
    <meta:editing-cycles>9</meta:editing-cycles>
    <meta:document-statistic meta:table-count="0" meta:image-count="0" meta:object-count="0" meta:page-count="1" meta:paragraph-count="19" meta:word-count="267" meta:character-count="1727"/>
  </office:meta>
</office:document-meta>
</file>